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889" officeooo:paragraph-rsid="000b9889"/>
    </style:style>
    <style:style style:name="P2" style:family="paragraph" style:parent-style-name="Standard">
      <style:text-properties officeooo:paragraph-rsid="000b9889"/>
    </style:style>
    <style:style style:name="P3" style:family="paragraph" style:parent-style-name="Standard">
      <style:text-properties officeooo:rsid="000e8ea7" officeooo:paragraph-rsid="000e8ea7"/>
    </style:style>
    <style:style style:name="P4" style:family="paragraph" style:parent-style-name="Standard">
      <style:text-properties officeooo:rsid="000e8ea7" officeooo:paragraph-rsid="0010425f"/>
    </style:style>
    <style:style style:name="T1" style:family="text">
      <style:text-properties officeooo:rsid="00067663"/>
    </style:style>
    <style:style style:name="T2" style:family="text">
      <style:text-properties officeooo:rsid="000b9889"/>
    </style:style>
    <style:style style:name="T3" style:family="text">
      <style:text-properties officeooo:rsid="000e8e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layout: post</text:p>
      <text:p text:style-name="Standard">title: business types NOTES</text:p>
      <text:p text:style-name="Standard">tags: </text:p>
      <text:p text:style-name="Standard">--- </text:p>
      <text:p text:style-name="Standard"/>
      <text:p text:style-name="Standard"/>
      <text:p text:style-name="Standard">See <text:span text:style-name="T1">Also</text:span>: https://www.irs.gov/businesses/business-tax-account</text:p>
      <text:p text:style-name="Standard"/>
      <text:p text:style-name="P1"/>
      <text:p text:style-name="P2">Understanding<text:span text:style-name="T1"> </text:span>business types <text:span text:style-name="T2">and structures</text:span> is <text:span text:style-name="T2">commonly the first topic in many books. </text:span></text:p>
      <text:p text:style-name="P2"/>
      <text:p text:style-name="P1">There are three major categories of business types:</text:p>
      <text:p text:style-name="P2"><text:span text:style-name="T2">1. Sole proprietor</text:span></text:p>
      <text:p text:style-name="P1">2. Partnerships</text:p>
      <text:p text:style-name="P1">3. Corporations</text:p>
      <text:p text:style-name="P3">4. <text:span text:style-name="T2"><text:s/>LLC</text:span>s<text:span text:style-name="T2"> </text:span>or Limited Liability Corporations</text:p>
      <text:p text:style-name="P1"/>
      <text:p text:style-name="P1"/>
      <text:p text:style-name="P1"/>
      <text:p text:style-name="P1">Each have different legal structures and liabilities.</text:p>
      <text:p text:style-name="P1"/>
      <text:p text:style-name="P1">1. <text:span text:style-name="T3">S</text:span>ole proprietor<text:span text:style-name="T3">ship's</text:span></text:p>
      <text:p text:style-name="P1"/>
      <text:p text:style-name="P1">&gt;“A sole proprietorship is the most common and easiest type of business structure to</text:p>
      <text:p text:style-name="P1">establish. The owner of the business maintains complete control and receives all</text:p>
      <text:p text:style-name="P1">profits. The owner is subject to all risk and any potential losses or liabilities the</text:p>
      <text:p text:style-name="P1">business may endure. To create a sole proprietorship, no legal documents need to</text:p>
      <text:p text:style-name="P1">be filed with the Commonwealth, instead, once you have chosen a business name,</text:p>
      <text:p text:style-name="P1">you must file a business certificate with your city or town clerk’s office”</text:p>
      <text:p text:style-name="P3">&gt;</text:p>
      <text:p text:style-name="P3">&gt;from: https://www.mass.gov/doc/small-business-guide-from-mobd/download</text:p>
      <text:p text:style-name="P1"/>
      <text:p text:style-name="P1"><text:a xlink:type="simple" xlink:href="https://www.mass.gov/info-details/starting-a-business-in-massachusetts" text:style-name="Internet_20_link" text:visited-style-name="Visited_20_Internet_20_Link">https://www.mass.gov/info-details/starting-a-business-in-massachusetts</text:a></text:p>
      <text:p text:style-name="P1"><text:a xlink:type="simple" xlink:href="https://www.chamberofcommerce.org/dba/massachusetts/" text:style-name="Internet_20_link" text:visited-style-name="Visited_20_Internet_20_Link">https://www.chamberofcommerce.org/dba/massachusetts/</text:a></text:p>
      <text:p text:style-name="P1"/>
      <text:p text:style-name="P2"/>
      <text:p text:style-name="P3">2. Partnership’s</text:p>
      <text:p text:style-name="P3"/>
      <text:p text:style-name="P3">&gt;”A partnership is created when two or more individuals or organizations (such as</text:p>
      <text:p text:style-name="P3">corporations and trusts) form a business together. Unlike a sole proprietorship, a</text:p>
      <text:p text:style-name="P3">partnership is not subject to income tax but instead each partner is taxed on their</text:p>
      <text:p text:style-name="P3">individual share of the partnership income.”</text:p>
      <text:p text:style-name="P3">&gt;</text:p>
      <text:p text:style-name="P3">&gt;from: https://www.mass.gov/doc/small-business-guide-from-mobd/download</text:p>
      <text:p text:style-name="P2"/>
      <text:p text:style-name="P3">3. Corporations</text:p>
      <text:p text:style-name="P3"/>
      <text:p text:style-name="P3">&gt;”A corporation is a type of company or group of people that operates as a legal</text:p>
      <text:p text:style-name="P3"><text:soft-page-break/>person. Generally, there are two types of corporations: (1) C corporation, and (2)</text:p>
      <text:p text:style-name="P3">S corporation.”</text:p>
      <text:p text:style-name="P3">&gt;</text:p>
      <text:p text:style-name="P4">&gt; from: https://www.mass.gov/doc/small-business-guide-from-mobd/download</text:p>
      <text:p text:style-name="P3"/>
      <text:p text:style-name="P3"/>
      <text:p text:style-name="P3"/>
      <text:p text:style-name="Standard">1. Legal Structure Impacts Financial Reporting: Each business type has a distinct legal structure with specific regulations and reporting requirements. Accountants and bookkeepers need to know these differences to:</text:p>
      <text:p text:style-name="Standard"/>
      <text:p text:style-name="Standard">- Apply the correct accounting principles: Different accounting standards or methods might apply to different business types (e.g., tax rules for S-Corps vs. C-Corps).</text:p>
      <text:p text:style-name="Standard">- Prepare accurate financial statements: Understanding the ownership structure, liability, and taxation implications of each business type ensures accurate reporting of assets, liabilities, equity, income, and expenses.</text:p>
      <text:p text:style-name="Standard">- Identify potential risks and compliance issues: Each structure has unique compliance requirements and potential financial risks (e.g., sole proprietors vs. limited liability companies).</text:p>
      <text:p text:style-name="Standard"/>
      <text:p text:style-name="Standard">2. Decision-Making and Analysis: Financial information is used for business decisions like investments, loans, and growth strategies. Understanding the business type helps:</text:p>
      <text:p text:style-name="Standard"/>
      <text:p text:style-name="Standard">- Interpret financial data in context: Accounting ratios and performance metrics might mean different things depending on the business structure (e.g., debt-to-equity ratio for a corporation vs. a sole proprietorship).</text:p>
      <text:p text:style-name="Standard">- Provide appropriate financial advice: Tailoring financial advice to the specific legal and operational aspects of each business type is crucial for sound decision-making.</text:p>
      <text:p text:style-name="Standard">- Identify strengths and weaknesses: Recognizing the financial implications of each structure helps identify areas for improvement and optimize financial performance.</text:p>
      <text:p text:style-name="Standard"/>
      <text:p text:style-name="Standard">3. Client Communication and Service: Effective communication and service delivery require understanding your clients' business:</text:p>
      <text:p text:style-name="Standard"/>
      <text:p text:style-name="Standard">- Understanding their needs and concerns: Knowledge of different business structures allows you to cater your services to their specific financial reporting, tax, and compliance needs.</text:p>
      <text:p text:style-name="Standard">- Explaining financial concepts in context: You can explain financial information and implications in a way that resonates with their specific business structure and challenges.</text:p>
      <text:p text:style-name="Standard">- Building trust and credibility: Demonstrating your understanding of their business type enhances trust and fosters a more valuable client relationship.</text:p>
      <text:p text:style-name="Standard"/>
      <text:p text:style-name="Standard"/>
      <text:p text:style-name="Standard"/>
      <text:p text:style-name="Standard">- Consider splitting the content into smaller sections with clear headings (e.g., "Understanding the Importance of Business Types", "Key Differences Between Sole Proprietorships, Partnerships, and Corporations", etc.) for better readability.</text:p>
      <text:p text:style-name="Standard"><text:s text:c="4"/>Use bullet points where applicable to highlight key information.</text:p>
      <text:p text:style-name="Standard"/>
      <text:p text:style-name="Standard">Specific suggestions:</text:p>
      <text:p text:style-name="Standard"><text:soft-page-break/></text:p>
      <text:p text:style-name="Standard">- Sole Proprietorship: You can mention the concept of "unlimited liability" for sole proprietors and briefly explain its implication.</text:p>
      <text:p text:style-name="Standard">- Partnerships: Consider mentioning types of partnerships (general, limited, etc.) and briefly explaining their differences.</text:p>
      <text:p text:style-name="Standard">- Corporations: Differentiate between C-Corps and S-Corps briefly. Emphasize that S-Corps avoid double taxation.</text:p>
      <text:p text:style-name="Standard">- LLC vs. LLP: You can include a table summarizing the key differences for easier comparison. Consider clarifying that LLPs are primarily used by professionals, while LLCs offer more flexibility for diverse businesses.</text:p>
      <text:p text:style-name="Standard"/>
      <text:p text:style-name="Standard">Additional notes:</text:p>
      <text:p text:style-name="Standard"/>
      <text:p text:style-name="Standard">- Double-check any legal or financial terms for accurac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8:22:32.818776813</meta:creation-date>
    <dc:date>2024-02-27T09:10:07.280863692</dc:date>
    <meta:editing-duration>PT13M</meta:editing-duration>
    <meta:editing-cycles>4</meta:editing-cycles>
    <meta:generator>LibreOffice/24.2.0.3$Linux_X86_64 LibreOffice_project/da48488a73ddd66ea24cf16bbc4f7b9c08e9bea1</meta:generator>
    <meta:document-statistic meta:table-count="0" meta:image-count="0" meta:object-count="0" meta:page-count="3" meta:paragraph-count="58" meta:word-count="650" meta:character-count="4884" meta:non-whitespace-character-count="4284"/>
  </office:meta>
</office:document-meta>
</file>